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3.036cm"/>
    </style:style>
    <style:style style:name="co4" style:family="table-column">
      <style:table-column-properties fo:break-before="auto" style:column-width="42.995cm"/>
    </style:style>
    <style:style style:name="co5" style:family="table-column">
      <style:table-column-properties fo:break-before="auto" style:column-width="38.26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9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3366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44cc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99ff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e3517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ield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2" table:number-rows-spanned="2">
            <text:p><text:a xlink:href="https://monopoly.fandom.com/wiki/Free_Parking">ee Parking</text:a></text:p>
          </table:table-cell>
          <table:covered-table-cell/>
          <table:table-cell table:style-name="ce1" office:value-type="string">
            <text:p><text:a xlink:href="https://monopoly.fandom.com/wiki/The_Strand">Strand</text:a> (£220)</text:p>
          </table:table-cell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1" office:value-type="string">
            <text:p><text:a xlink:href="https://monopoly.fandom.com/wiki/Fleet_Street">Fleet Street</text:a> (£220)</text:p>
          </table:table-cell>
          <table:table-cell table:style-name="ce1" office:value-type="string">
            <text:p><text:a xlink:href="https://monopoly.fandom.com/wiki/Trafalgar_Square">Trafalgar Square</text:a> (£240)</text:p>
          </table:table-cell>
          <table:table-cell table:style-name="ce1" office:value-type="string" table:number-columns-spanned="1" table:number-rows-spanned="2">
            <text:p><text:a xlink:href="https://monopoly.fandom.com/wiki/Fenchurch_St_Station">Fenchurch St Station</text:a> (£200)</text:p>
          </table:table-cell>
          <table:table-cell table:style-name="ce1" office:value-type="string">
            <text:p><text:a xlink:href="https://monopoly.fandom.com/wiki/Leicester_Square">Leicester Square</text:a> (£260)</text:p>
          </table:table-cell>
          <table:table-cell table:style-name="ce1" office:value-type="string">
            <text:p><text:a xlink:href="https://monopoly.fandom.com/wiki/Coventry_Street">Coventry Street</text:a> (£260)</text:p>
          </table:table-cell>
          <table:table-cell table:style-name="ce1" office:value-type="string" table:number-columns-spanned="1" table:number-rows-spanned="2">
            <text:p><text:a xlink:href="https://monopoly.fandom.com/wiki/Water_Works">Water Works</text:a> (£150)</text:p>
          </table:table-cell>
          <table:table-cell table:style-name="ce1" office:value-type="string">
            <text:p><text:a xlink:href="https://monopoly.fandom.com/wiki/Piccadilly">Piccadilly</text:a> (£280)</text:p>
          </table:table-cell>
          <table:table-cell table:style-name="ce1" office:value-type="string" table:number-columns-spanned="2" table:number-rows-spanned="2">
            <text:p>Go to Jail</text:p>
          </table:table-cell>
          <table:covered-table-cell/>
          <table:table-cell table:number-columns-repeated="4"/>
        </table:table-row>
        <table:table-row table:style-name="ro2">
          <table:covered-table-cell table:number-columns-repeated="2"/>
          <table:table-cell table:style-name="ce5"/>
          <table:covered-table-cell/>
          <table:table-cell table:style-name="ce5" table:number-columns-repeated="2"/>
          <table:covered-table-cell/>
          <table:table-cell table:style-name="ce8" table:number-columns-repeated="2"/>
          <table:covered-table-cell/>
          <table:table-cell table:style-name="ce8"/>
          <table:covered-table-cell table:number-columns-repeated="2"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Vine_Street">Vine Street</text:a></text:p>
            <text:p>(£200)</text:p>
          </table:table-cell>
          <table:table-cell table:style-name="ce3"/>
          <table:table-cell table:style-name="ce6" office:value-type="string" table:number-columns-spanned="9" table:number-rows-spanned="9">
            <text:p>Monopoly</text:p>
          </table:table-cell>
          <table:covered-table-cell table:number-columns-repeated="8"/>
          <table:table-cell table:style-name="ce10"/>
          <table:table-cell table:style-name="ce1" office:value-type="string">
            <text:p><text:a xlink:href="https://monopoly.fandom.com/wiki/Regent_Street">Regent Street</text:a></text:p>
            <text:p>(£300)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Marlborough_Street">Marlborough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Oxford_Street">Oxford Street</text:a></text:p>
            <text:p>(£300)</text:p>
          </table:table-cell>
          <table:table-cell table:number-columns-repeated="4"/>
        </table:table-row>
        <table:table-row table:style-name="ro2"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Bow_Street">Bow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Bond_Street">Bond Street</text:a></text:p>
            <text:p>(£32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<text:a xlink:href="https://monopoly.fandom.com/wiki/Marylebone_Station">Marylebone Station</text:a> (£200)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Liverpool_Street_Station">Liverpool Street Station</text:a> (£200)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Northumberland_Avenue">Northumberland Avenue</text:a></text:p>
            <text:p>(£160)</text:p>
          </table:table-cell>
          <table:table-cell table:style-name="ce4"/>
          <table:covered-table-cell table:number-columns-repeated="9"/>
          <table:table-cell table:style-name="ce1" office:value-type="string" table:number-columns-spanned="2" table:number-rows-spanned="1">
            <text:p><text:a xlink:href="https://monopoly.fandom.com/wiki/Chance">Chance</text:a>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Whitehall">Whiteh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Park_Lane">Park Lane</text:a></text:p>
            <text:p>(£35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<text:a xlink:href="https://monopoly.fandom.com/wiki/Electric_Company">Electric Company</text:a></text:p>
            <text:p>(£150)</text:p>
          </table:table-cell>
          <table:covered-table-cell table:number-columns-repeated="10"/>
          <table:table-cell table:style-name="ce1" office:value-type="string" table:number-columns-spanned="2" table:number-rows-spanned="1">
            <text:p>Super Tax</text:p>
            <text:p>(Pay £100)</text:p>
          </table:table-cell>
          <table:covered-table-cell/>
          <table:table-cell table:number-columns-repeated="4"/>
        </table:table-row>
        <table:table-row table:style-name="ro1">
          <table:table-cell table:style-name="ce1" office:value-type="string">
            <text:p><text:a xlink:href="https://monopoly.fandom.com/wiki/Pall_Mall">Pall M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Mayfair">Mayfair</text:a></text:p>
            <text:p>(£400)</text:p>
          </table:table-cell>
          <table:table-cell table:number-columns-repeated="4"/>
        </table:table-row>
        <table:table-row table:style-name="ro2">
          <table:table-cell table:style-name="ce1" office:value-type="string" table:number-columns-spanned="2" table:number-rows-spanned="2">
            <text:p>Jail</text:p>
          </table:table-cell>
          <table:covered-table-cell/>
          <table:table-cell table:style-name="ce7" table:number-columns-repeated="2"/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7"/>
          <table:table-cell table:style-name="ce1" office:value-type="string" table:number-columns-spanned="1" table:number-rows-spanned="2">
            <text:p><text:a xlink:href="https://monopoly.fandom.com/wiki/King%27s_Cross_Station">King's Cross Station</text:a> (£200)</text:p>
          </table:table-cell>
          <table:table-cell table:style-name="ce1" office:value-type="string" table:number-columns-spanned="1" table:number-rows-spanned="2">
            <text:p><text:a xlink:href="https://monopoly.fandom.com/wiki/Income_Tax">Income Tax</text:a></text:p>
            <text:p>(Pay £200)</text:p>
          </table:table-cell>
          <table:table-cell table:style-name="ce9"/>
          <table:table-cell table:style-name="ce1" office:value-type="string" table:number-columns-spanned="1" table:number-rows-spanned="2">
            <text:p><text:a xlink:href="https://monopoly.fandom.com/wiki/Community_Chest">Community Chest</text:a></text:p>
          </table:table-cell>
          <table:table-cell table:style-name="ce9"/>
          <table:table-cell table:style-name="ce1" office:value-type="string" table:number-columns-spanned="2" table:number-rows-spanned="2">
            <text:p>← GO</text:p>
            <text:p>Collect £200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table:style-name="ce1" office:value-type="string">
            <text:p><text:a xlink:href="https://monopoly.fandom.com/wiki/Pentonville_Road">Pentonville Road</text:a> (£120)</text:p>
          </table:table-cell>
          <table:table-cell table:style-name="ce1" office:value-type="string">
            <text:p><text:a xlink:href="https://monopoly.fandom.com/wiki/Euston_Road">Euston Road</text:a> (£100)</text:p>
          </table:table-cell>
          <table:covered-table-cell/>
          <table:table-cell table:style-name="ce1" office:value-type="string">
            <text:p><text:a xlink:href="https://monopoly.fandom.com/wiki/The_Angel_Islington">The Angel Islington</text:a> (£100)</text:p>
          </table:table-cell>
          <table:covered-table-cell table:number-columns-repeated="2"/>
          <table:table-cell table:style-name="ce1" office:value-type="string">
            <text:p><text:a xlink:href="https://monopoly.fandom.com/wiki/Whitechapel_Road">Whitechapel Road</text:a> (£60)</text:p>
          </table:table-cell>
          <table:covered-table-cell/>
          <table:table-cell table:style-name="ce1" office:value-type="string">
            <text:p><text:a xlink:href="https://monopoly.fandom.com/wiki/Old_Kent_Road">Old Kent Road</text:a> (£60)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style-name="ce1" office:value-type="string">
            <text:p>For a list of some of the localized versions, including the UK "Here &amp; Now" edition, and the names of their properties.</text:p>
          </table:table-cell>
          <table:table-cell table:number-columns-repeated="16"/>
        </table:table-row>
        <table:table-row table:style-name="ro4">
          <table:table-cell table:style-name="ce2" office:value-type="string">
            <text:p>Recent variations</text:p>
          </table:table-cell>
          <table:table-cell table:number-columns-repeated="16"/>
        </table:table-row>
        <table:table-row table:style-name="ro2">
          <table:table-cell table:number-columns-repeated="5"/>
          <table:table-cell office:value-type="string">
            <text:p>railroads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GO (£200)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Old Kent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Comunity Ches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table:style-name="ce1" office:value-type="string">
            <text:p>Whitechapel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style-name="ce1" office:value-type="string">
            <text:p>Income Tax (Pay £200)</text:p>
          </table:table-cell>
          <table:table-cell table:number-columns-repeated="2"/>
          <table:table-cell office:value-type="float" office:value="-200">
            <text:p>-2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rowns\Purples and Light Blues- £\$2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King's Cross Station (£200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inks and Oranges- £\$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The Angel Islington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/>
          <table:table-cell office:value-type="string">
            <text:p>Reds and Yellows- £\$7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reens and Dark Blues £\$10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Euston Road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Pentonville Road (£12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Jail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Pall M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table:number-columns-repeated="4"/>
          <table:table-cell office:value-type="string">
            <text:p>4 or 10 times dice roll</text:p>
          </table:table-cell>
          <table:table-cell office:value-type="float" office:value="12">
            <text:p>12</text:p>
          </table:table-cell>
          <table:table-cell office:value-type="string">
            <text:p>Electric Company (£15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Whiteh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Northumberland Avenue (£16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Marylebone Station (£20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Bow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Marlborough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Vine Street (£20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number-columns-repeated="5"/>
          <table:table-cell office:value-type="float" office:value="20">
            <text:p>20</text:p>
          </table:table-cell>
          <table:table-cell office:value-type="string">
            <text:p>Fee Parking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1">
            <text:p>21</text:p>
          </table:table-cell>
          <table:table-cell office:value-type="string">
            <text:p>Strand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table:number-columns-repeated="5"/>
          <table:table-cell office:value-type="float" office:value="22">
            <text:p>22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3">
            <text:p>23</text:p>
          </table:table-cell>
          <table:table-cell office:value-type="string">
            <text:p>Fleet Street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table:number-columns-repeated="5"/>
          <table:table-cell office:value-type="float" office:value="24">
            <text:p>24</text:p>
          </table:table-cell>
          <table:table-cell office:value-type="string">
            <text:p>Trafalgar Square (£24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table:number-columns-repeated="5"/>
          <table:table-cell office:value-type="float" office:value="25">
            <text:p>25</text:p>
          </table:table-cell>
          <table:table-cell office:value-type="string">
            <text:p>Fenchurch St Station (£20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6">
            <text:p>26</text:p>
          </table:table-cell>
          <table:table-cell office:value-type="string">
            <text:p>Leicester Square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table:number-columns-repeated="5"/>
          <table:table-cell office:value-type="float" office:value="27">
            <text:p>27</text:p>
          </table:table-cell>
          <table:table-cell office:value-type="string">
            <text:p>Coventry Street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table:number-columns-repeated="4"/>
          <table:table-cell office:value-type="string">
            <text:p>4 or 10 times dice roll</text:p>
          </table:table-cell>
          <table:table-cell office:value-type="float" office:value="28">
            <text:p>28</text:p>
          </table:table-cell>
          <table:table-cell office:value-type="string">
            <text:p>Water Works (£15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29">
            <text:p>29</text:p>
          </table:table-cell>
          <table:table-cell office:value-type="string">
            <text:p>Piccadilly (£28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table:number-columns-repeated="5"/>
          <table:table-cell office:value-type="float" office:value="30">
            <text:p>30</text:p>
          </table:table-cell>
          <table:table-cell office:value-type="string">
            <text:p>Go to Jail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1">
            <text:p>31</text:p>
          </table:table-cell>
          <table:table-cell office:value-type="string">
            <text:p>Regent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2">
          <table:table-cell table:number-columns-repeated="5"/>
          <table:table-cell office:value-type="float" office:value="32">
            <text:p>32</text:p>
          </table:table-cell>
          <table:table-cell office:value-type="string">
            <text:p>Oxford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2">
          <table:table-cell table:number-columns-repeated="5"/>
          <table:table-cell office:value-type="float" office:value="33">
            <text:p>33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4">
            <text:p>34</text:p>
          </table:table-cell>
          <table:table-cell office:value-type="string">
            <text:p>Bond Street (£32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table:number-columns-repeated="5"/>
          <table:table-cell office:value-type="float" office:value="35">
            <text:p>35</text:p>
          </table:table-cell>
          <table:table-cell office:value-type="string">
            <text:p>Liverpool Street Station (£200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6">
            <text:p>36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float" office:value="37">
            <text:p>37</text:p>
          </table:table-cell>
          <table:table-cell office:value-type="string">
            <text:p>Park Lane (£35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table:number-columns-repeated="5"/>
          <table:table-cell office:value-type="float" office:value="38">
            <text:p>38</text:p>
          </table:table-cell>
          <table:table-cell office:value-type="string">
            <text:p>Super Tax (Pay £100)</text:p>
          </table:table-cell>
          <table:table-cell table:number-columns-repeated="2"/>
          <table:table-cell office:value-type="float" office:value="-100">
            <text:p>-100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39">
            <text:p>39</text:p>
          </table:table-cell>
          <table:table-cell office:value-type="string">
            <text:p>Mayfair (£40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11"/>
          <table:table-cell office:value-type="string">
            <text:p>32 houses</text:p>
          </table:table-cell>
          <table:table-cell office:value-type="string">
            <text:p>12 hotels</text:p>
          </table:table-cell>
          <table:table-cell table:number-columns-repeated="4"/>
        </table:table-row>
      </table:table>
      <table:table table:name="Chance Cards" table:style-name="ta1" table:print="false">
        <table:table-column table:style-name="co1" table:default-cell-style-name="Default"/>
        <table:table-column table:style-name="co4" table:default-cell-style-name="ce1"/>
        <table:table-column table:style-name="co1" table:number-columns-repeated="4" table:default-cell-style-name="Default"/>
        <table:table-row table:style-name="ro2">
          <table:table-cell/>
          <table:table-cell table:style-name="Default"/>
          <table:table-cell office:value-type="string">
            <text:p>Go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dvance to "Go". (Collect $200) (Mr. Monopoly hops on both feet.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dvance to Illinois Ave. {Avenue}. If you pass Go, collect $200. {Second sentence omitted.} (Mr. Monopoly has tied a cloth bundle onto his cane to make a bindle, carried over his right shoulder, and is smoking a cigar)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dvance to St. Charles Place. If you pass Go, collect $200. (Mr. Monopoly hurries along, hauling a little boy by the hand)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vance token to nearest Utility. If unowned, you may buy it from the Bank. If owned, throw dice and pay owner a total 10 times the amount thrown. (Mr. Monopoly trudges along with a huge battleship token on his back)</text:p>
          </table:table-cell>
          <table:table-cell table:number-columns-repeated="3"/>
          <table:table-cell office:value-type="string">
            <text:p>Advance token to nearest Utility. If unowned, you may buy it from the Bank. If owned, throw dice and pay owner a total 10 times the amount thrown.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vance token to the nearest Railroad and pay owner twice the rental to which he/she {he} is otherwise entitled. If Railroad is unowned, you may buy it from the Bank. (There are 2 of these.) (At lower left, Mr. Monopoly carries a large flatiron token with two hands; at upper right a railroad crossing is seen)</text:p>
          </table:table-cell>
          <table:table-cell table:number-columns-repeated="3"/>
          <table:table-cell office:value-type="string">
            <text:p>Advance to Nearest Railroad, if not owned pay twice as much as you'd normally pa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Bank pays you dividend of $50. (With his feet up on a telephone-bearing desk, Mr. Monopoly leans back in an overstuffed chair, blowing cigar smoke rings)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s://monopoly.fandom.com/wiki/Get_out_of_Jail_Free_(card)">Get out of Jail Free</text:a>. This card may be kept until needed, or traded/sold. {This card may be kept until needed or sold/traded. Get Out of Jail Free.}{The first sentence is much smaller than the second} (Mr. Monopoly, in close-fitting one-piece prison stripes, is literally kicked out)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s://monopoly.fandom.com/wiki/Go_Back_3_Spaces">Go Back Three {3} Spaces</text:a>. (Mr. Monopoly is hauled back by a cane hooked around his neck) {Presumably an allusion to amateur nights at theaters}</text:p>
          </table:table-cell>
          <table:table-cell office:value-type="float" office:value="-3">
            <text:p>-3</text:p>
          </table:table-cell>
          <table:table-cell table:number-columns-repeated="2"/>
          <table:table-cell office:value-type="string">
            <text:p>go back 3 space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s://monopoly.fandom.com/wiki/Go_to_Jail_(card)">Go to Jail</text:a>. <text:a xlink:href="https://monopoly.fandom.com/wiki/Jail">Go directly to Jail</text:a>. Do not pass GO, do not collect $200. (A truncheon-carrying policeman in a dark-colored uniform hauls a surprised Mr Monopoly along by the feet)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ake general repairs on all your property: For each house pay $25, For each hotel {pay} $100.(Consulting a "How to Fix It" brochure, a hammer-wielding Mr. Monopoly sits astride a house not much larger than he is; it buckles under his weight)</text:p>
          </table:table-cell>
          <table:table-cell table:number-columns-repeated="3"/>
          <table:table-cell office:value-type="string">
            <text:p>Pay $25 feor each house, For each hotel $100.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ay poor tax of $15 (His trouser pockets pulled out to show them empty, Mr. Monopoly spreads his hands) (The video game version replaces this with Speeding fine $15, reportedly also in the UK version.)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ake a trip to Reading Railroad. {Take a ride on the Reading. Advance token and} If you pass Go, collect $200. (Mr. Monopoly rides astride the TOOTing engine of a train)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ake a walk on the Boardwalk. Advance token to <text:a xlink:href="https://monopoly.fandom.com/wiki/Boardwalk">Boardwalk</text:a>. {Board Walk in both sentences} (Mr. Monopoly, a smallish dog hung over one arm, with the other pushes a squalling baby in a small pram; behind them, birds fly in the sky above a low fence)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You have been elected Chairman of the Board. Pay each player $50. (A newsboy shouts an Extra with Mr. Monopoly's headshot on its front page)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Your building {and} loan matures. Receive {Collect} $150. {Up until the 1980s a "building and loan" was a financial institution.} (Mr. Monopoly joyfully embraces an apparent wife)</text:p>
          </table:table-cell>
          <table:table-cell/>
          <table:table-cell office:value-type="float" office:value="150">
            <text:p>150</text:p>
          </table:table-cell>
          <table:table-cell table:number-columns-repeated="2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You have won a crossword competition. Collect $100. {Not in the deck}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</table:table-row>
      </table:table>
      <table:table table:name="chest cards" table:style-name="ta1" table:print="false">
        <table:table-column table:style-name="co1" table:default-cell-style-name="Default"/>
        <table:table-column table:style-name="co5" table:default-cell-style-name="ce1"/>
        <table:table-column table:style-name="co1" table:number-columns-repeated="4" table:default-cell-style-name="Default"/>
        <table:table-row table:style-name="ro2">
          <table:table-cell/>
          <table:table-cell table:style-name="Default"/>
          <table:table-cell office:value-type="string">
            <text:p>Go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Advance to "Go". (Collect $200) &lt;Mr. Monopoly goes to Go&gt;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Bank error in your favor. Collect $200. &lt;Mr. Monopoly falls back in astonishment as an arm presents a sheaf of cash out of a bank teller's window&gt;</text:p>
          </table:table-cell>
          <table:table-cell/>
          <table:table-cell office:value-type="float" office:value="200">
            <text:p>200</text:p>
          </table:table-cell>
          <table:table-cell table:number-columns-repeated="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Doctor's fees. {fee} Pay $50. &lt;Mr. Monopoly angrily brandishes crutches as he stomps with a leg cast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From sale of stock you get $50. {$45.} &lt;Mr. Monopoly, happily entangled in the tape of a stock ticker, waves cash (with no $ sign this time)&gt;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<text:a xlink:href="https://monopoly.fandom.com/wiki/Get_out_of_Jail_Free_(card)">Get Out of Jail Free</text:a>. {Get out of Jail, Free. in previous US editions} – This card may be kept until needed or sold/traded. &lt;A winged Mr. M flutters out of a bird cage&gt;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<text:a xlink:href="https://monopoly.fandom.com/wiki/Go_to_Jail_(card)">Go to Jail</text:a>. Go directly to jail. Do not pass Go, Do not collect $200. &lt;A truncheon-wielding policeman in a light-colored uniform lifts a surprised Mr Monopoly by the collar&gt;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Grand Opera Night {Opening in previous US editions, not in the deck in UK editions}. Collect $50 from every player for opening night seats. &lt;A wall sign near steps reads "Opera Tonite - 8 PM Sharp"; Mr. Monopoly leans against it checking his pocket watch in annoyance&gt;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Holiday {Xmas} Fund matures. Receive {Collect} $100. &lt;Mr. Monopoly carries along a giant Xmas sock containing a sheaf of cash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Income tax refund. Collect $20. &lt;Mr Monopoly faints back against a man displaying the Refund paper&gt;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It is {It's} your birthday. Collect $10 from every player. {Mr. Monopoly holds his gift and gets a M sign on the top of it.}</text:p>
          </table:table-cell>
          <table:table-cell table:number-columns-repeated="3"/>
          <table:table-cell office:value-type="string">
            <text:p>10 from every player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Life insurance matures – Collect $100 &lt;Below an I N S sign stands a bent Mr Monopoly, his long beard brushing the floor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Hospital Fees. Pay $50. {Pay hospital fees of $100.} {Pay hospital $100.} &lt;A bored nurse holds out her hand for payment while Mr. Monopoly holds 2 swaddled infants, one in each arm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School fees. Pay $50. {Pay school fees {tax} of $150} &lt;A bespectacled schoolboy unhappily receives a head pat and a dime ((Rockefeller style) from Mr. Monopoly.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Receive $25 consultancy fee. {Receive for services $25.} &lt;As Justice of the Peace, a stern Mr. M holds out his hand for fee from an embarrassed groom whose bride hold a bouquet behind him&gt;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You are assessed for street repairs: Pay $40 per house and $115 per hotel you own. &lt;Mr. Monopoly, supported by his near-ubiquitous cane in his left hand, holds a pick and shovel over his right shoulder&gt;</text:p>
          </table:table-cell>
          <table:table-cell table:number-columns-repeated="3"/>
          <table:table-cell office:value-type="string">
            <text:p>Pay 40 for each house aa5 hor each hotel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You have won second prize in a beauty contest. Collect $10. &lt;Mr. Monopoly preens with a sash and large bouquet&gt;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You inherit $100. &lt;Mr Monopoly. holds his head as unseen people's hands offer brochures titled "Buy Yacht", "World Tour", and "Rolls Royce"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2/08/2020</text:date>, <text:time>02:28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zczypta</meta:initial-creator>
    <meta:creation-date>2020-04-18T22:57:12.66</meta:creation-date>
    <dc:date>2020-08-22T02:28:23.72</dc:date>
    <dc:creator>Artur Szczypta</dc:creator>
    <meta:editing-duration>PT3H6M31S</meta:editing-duration>
    <meta:editing-cycles>7</meta:editing-cycles>
    <meta:generator>OpenOffice/4.1.6$Win32 OpenOffice.org_project/416m1$Build-9790</meta:generator>
    <meta:document-statistic meta:table-count="3" meta:cell-count="430" meta:object-count="0"/>
  </office:meta>
</office:document-meta>
</file>